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dbe" officeooo:paragraph-rsid="001d8dbe"/>
    </style:style>
    <style:style style:name="P2" style:family="paragraph" style:parent-style-name="Standard">
      <style:text-properties fo:font-size="14pt" officeooo:rsid="001d8dbe" officeooo:paragraph-rsid="001d8dbe" style:font-size-asian="14pt" style:font-size-complex="14pt"/>
    </style:style>
    <style:style style:name="P3" style:family="paragraph" style:parent-style-name="Standard">
      <style:text-properties fo:font-size="12pt" officeooo:rsid="001d8dbe" officeooo:paragraph-rsid="001d8dbe" style:font-size-asian="12pt" style:font-size-complex="12pt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-4</text:p>
      <text:p text:style-name="P2"/>
      <text:p text:style-name="P2">INPUT</text:p>
      <text:p text:style-name="P1">a=10</text:p>
      <text:p text:style-name="P3">print("value of a")</text:p>
      <text:p text:style-name="P3">print(a)</text:p>
      <text:p text:style-name="P3">b=20</text:p>
      <text:p text:style-name="P3">print("value of b")</text:p>
      <text:p text:style-name="P3">print(b)</text:p>
      <text:p text:style-name="P3">c=30</text:p>
      <text:p text:style-name="P3">print("value of c")</text:p>
      <text:p text:style-name="P3">print(c)</text:p>
      <text:p text:style-name="P3">d=a-b-c</text:p>
      <text:p text:style-name="P3">print("value of d")</text:p>
      <text:p text:style-name="P3">print(d)</text:p>
      <text:p text:style-name="P1"/>
      <text:p text:style-name="P2">OUTPUT</text:p>
      <text:p text:style-name="P1">value of a</text:p>
      <text:p text:style-name="P1">10</text:p>
      <text:p text:style-name="P1">value of b</text:p>
      <text:p text:style-name="P1">20</text:p>
      <text:p text:style-name="P1">value of c</text:p>
      <text:p text:style-name="P1">30</text:p>
      <text:p text:style-name="P1">value of d</text:p>
      <text:p text:style-name="P1">-40</text:p>
      <text:p text:style-name="P1"/>
      <text:p text:style-name="P1"/>
      <text:p text:style-name="P2">PROGRAM-5</text:p>
      <text:p text:style-name="P1"><text:span text:style-name="T1"/></text:p>
      <text:p text:style-name="P1"><text:span text:style-name="T1">INPUT</text:span></text:p>
      <text:p text:style-name="P3">x=int(input("enter a number:"))</text:p>
      <text:p text:style-name="P3"/>
      <text:p text:style-name="P3">y=int(input("enter another number:"))</text:p>
      <text:p text:style-name="P3"/>
      <text:p text:style-name="P3">print(x,"+",y,"=",x+y)</text:p>
      <text:p text:style-name="P3"/>
      <text:p text:style-name="P1"><text:span text:style-name="T1">OUTPUT</text:span></text:p>
      <text:p text:style-name="P3">enter a number:4</text:p>
      <text:p text:style-name="P3">enter another number:6</text:p>
      <text:p text:style-name="P3">4 + 6 = 10</text:p>
      <text:p text:style-name="P3"/>
      <text:p text:style-name="P2">PROGRAM-6</text:p>
      <text:p text:style-name="P2"/>
      <text:p text:style-name="P2">INPUT</text:p>
      <text:p text:style-name="P3">x=int(input("enter a number"))</text:p>
      <text:p text:style-name="P3">y=int(input("enter another number"))</text:p>
      <text:p text:style-name="P3">print(x,"*",y,"=",x*y)</text:p>
      <text:p text:style-name="P2"/>
      <text:p text:style-name="P2">OUTPUT</text:p>
      <text:p text:style-name="P3">enter a number4</text:p>
      <text:p text:style-name="P3">enter another number6</text:p>
      <text:p text:style-name="P3">4 * 6 = 24</text:p>
      <text:p text:style-name="P2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19:14.090566190</meta:creation-date>
    <dc:date>2018-10-03T13:25:39.915679076</dc:date>
    <meta:editing-duration>PT6M26S</meta:editing-duration>
    <meta:editing-cycles>1</meta:editing-cycles>
    <meta:document-statistic meta:table-count="0" meta:image-count="0" meta:object-count="0" meta:page-count="1" meta:paragraph-count="41" meta:word-count="81" meta:character-count="508" meta:non-whitespace-character-count="468"/>
    <meta:generator>LibreOffice/6.0.3.2$Linux_X86_64 LibreOffice_project/00m0$Build-2</meta:generator>
  </office:meta>
</office:document-meta>
</file>